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P20" style:parent-style-name="Standard" style:family="paragraph">
      <style:text-properties fo:font-style="italic" style:font-style-asian="italic"/>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P28" style:parent-style-name="Standard" style:family="paragraph">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P34" style:parent-style-name="Standard" style:family="paragraph">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P42" style:parent-style-name="Standard" style:family="paragraph">
      <style:text-properties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Standard" style:family="paragraph">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Standard" style:family="paragraph">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weight="bold" style:font-weight-asian="bold"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style:style>
    <style:style style:name="P75" style:parent-style-name="Standard" style:family="paragraph">
      <style:text-properties fo:font-style="italic" style:font-style-asian="italic"/>
    </style:style>
    <style:style style:name="T76" style:parent-style-name="DefaultParagraphFont" style:family="text">
      <style:text-properties fo:font-weight="bold" style:font-weight-asian="bold"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weight="bold" style:font-weight-asian="bold"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style:style>
    <style:style style:name="P82" style:parent-style-name="Standard" style:family="paragraph">
      <style:text-properties fo:font-style="italic" style:font-style-asian="italic"/>
    </style:style>
    <style:style style:name="T83" style:parent-style-name="DefaultParagraphFont" style:family="text">
      <style:text-properties fo:font-weight="bold" style:font-weight-asian="bold"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P90" style:parent-style-name="Standard" style:family="paragraph">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weight="bold" style:font-weight-asian="bold" fo:font-style="italic" style:font-style-asian="italic"/>
    </style:style>
    <style:style style:name="T95"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So it seems like it must be very difficult</text:span><text:span text:style-name="T14">?</text:span><text:span text:style-name="T15"><text:tab/></text:span><text:span text:style-name="T16"><text:tab/></text:span><text:span text:style-name="T17"><text:tab/></text:span></text:p>
      <text:p text:style-name="Standard"><text:span text:style-name="T18">HU:</text:span><text:span text:style-name="T19"><text:s/>It is a difficult tool to use, I must admit, but the team has learnt how to make the most of it.</text:span></text:p>
      <text:p text:style-name="P20"/>
      <text:p text:style-name="Standard"><text:span text:style-name="T21">CD:</text:span><text:span text:style-name="T22"><text:s/></text:span><text:span text:style-name="T23">-</text:span><text:s/>:<text:s/><text:span text:style-name="T24">Does Data Churn affect your analysis as it is an outdated tool as well as very slow &amp; difficult to implement</text:span><text:span text:style-name="T25">?</text:span></text:p>
      <text:p text:style-name="Standard"><text:span text:style-name="T26">HU:</text:span><text:span text:style-name="T27"><text:s/>It does not affect us much. We have trained a team of five people on how to use Data Churn effectively.</text:span></text:p>
      <text:p text:style-name="P28"/>
      <text:p text:style-name="Standard"><text:span text:style-name="T29">CD:</text:span><text:span text:style-name="T30"><text:s/>--</text:span><text:s/>Does your team face any workload, if so when<text:span text:style-name="T31">?</text:span></text:p>
      <text:p text:style-name="Standard"><text:span text:style-name="T32">HU:</text:span><text:span text:style-name="T33"><text:s/>Not much. The requests pile up only when one of the five members quits our organisation and we are waiting for a new member to be trained on Data Churn.</text:span></text:p>
      <text:p text:style-name="P34"/>
      <text:p text:style-name="Standard"><text:span text:style-name="T35">CD:</text:span><text:span text:style-name="T36"><text:s/>-</text:span><text:span text:style-name="T37">ohk, do they enjoy using Data Churn &amp; prefer using for longtime</text:span><text:span text:style-name="T38">?</text:span></text:p>
      <text:p text:style-name="Standard"><text:span text:style-name="T39">HU:</text:span><text:span text:style-name="T40"><text:s/>Yes, our team members certainly do not like using Dat</text:span><text:span text:style-name="T41">a Churn and tend to quit within 12–18 months.</text:span></text:p>
      <text:p text:style-name="P42"/>
      <text:p text:style-name="Standard"><text:span text:style-name="T43">CD:</text:span><text:span text:style-name="T44"><text:s/>-</text:span><text:span text:style-name="T45">What is the training period, do you provide any certification to the member, also around what would be the cost of training a new member to use Data Churn</text:span><text:span text:style-name="T46">?</text:span></text:p>
      <text:p text:style-name="Standard"><text:span text:style-name="T47">HU:</text:span><text:span text:style-name="T48"><text:s/>It takes 4–6 weeks of training for a new team member to use Data Churn competently. So, that is at least 1.5 months of salary incurred as training cost. In addition to that, we also<text:s/></text:span><text:span text:style-name="T49">make a separate payment for the new team member to complete certain training projects, certifications and quizzes provided by Data Churn, which costs about a month’s salary of a team member. So yes, our training cost is quite high. And so far in this year,</text:span><text:span text:style-name="T50"><text:s/>we have trained six new members because of employee attrition.</text:span></text:p>
      <text:p text:style-name="P51"/>
      <text:p text:style-name="Standard"><text:span text:style-name="T52">CD:</text:span><text:span text:style-name="T53"><text:s/>-</text:span><text:span text:style-name="T54">Can you please help with the services provided by Data Churn in case of emergency when an employee isn’t present, &amp; the cost of services</text:span><text:span text:style-name="T55">?</text:span></text:p>
      <text:p text:style-name="Standard"><text:span text:style-name="T56">HU:</text:span><text:span text:style-name="T57"><text:s/>Data Churn offers services as well, wherein they provide us one of their trained employees as an additional team member when one of our t</text:span><text:span text:style-name="T58">eam members leaves and we are in the process of training a new one. But they charge really high rates for it, which is about three times what we pay our team members. So, we either use that option to handle heavy workloads when we are short-handed, or we p</text:span><text:span text:style-name="T59">ay overtime for the existing trained team members.</text:span></text:p>
      <text:p text:style-name="P60"/>
      <text:p text:style-name="Standard"><text:span text:style-name="T61">CD:</text:span><text:span text:style-name="T62"><text:s/>-</text:span><text:span text:style-name="T63">Due to attrition, does your team have to do overtime if, so what’s the overtime rate &amp; do they prefer to work for extra hours</text:span><text:span text:style-name="T64">?</text:span></text:p>
      <text:p text:style-name="Standard"><text:span text:style-name="T65">HD:</text:span><text:span text:style-name="T66"><text:s/>Yes, our overtime pay rate is double the normal salary. But even with overtime pay, the existing team members are not willing to do the extra work, which leads to further</text:span><text:span text:style-name="T67"><text:s/>attrition.</text:span></text:p>
      <text:p text:style-name="P68"/>
      <text:p text:style-name="Standard"><text:span text:style-name="T69">CD:</text:span><text:span text:style-name="T70"><text:s/>Got it. But when you employ contractors from Data Churn, who do not know your data as well as your team members, does that not affect the quality of the work?</text:span></text:p>
      <text:p text:style-name="Standard"><text:span text:style-name="T71">HU:</text:span><text:span text:style-name="T72"><text:s/>Absolutely, data knowledge is key to our work. So, when we employ Data Churn</text:span><text:span text:style-name="T73"><text:s/>contractors, the quality of their analysis and insights is not as good as what our team members would produce because the former do not have in-depth knowledge of our data. Because of this, our existing team members need to <text:s/>review their work, which leads</text:span><text:span text:style-name="T74"><text:s/>to duplication of effort.</text:span></text:p>
      <text:p text:style-name="P75"/>
      <text:p text:style-name="Standard"><text:span text:style-name="T76">CD:</text:span><text:span text:style-name="T77"><text:s/>-</text:span><text:span text:style-name="T78">Is Data Churn the best suitable tool or would you like to go for some alternatives?</text:span></text:p>
      <text:p text:style-name="Standard"><text:span text:style-name="T79">HU:</text:span><text:span text:style-name="T80"><text:s/>Tell me about it! I keep getting escalations every other day from the heads of various departments that my team is not functioning optimally. I wish I could get some peace of mind at times. Data<text:s/></text:span><text:span text:style-name="T81">Churn is certainly not helping our case!</text:span></text:p>
      <text:p text:style-name="P82"/>
      <text:p text:style-name="Standard"><text:span text:style-name="T83">CD:</text:span><text:span text:style-name="T84"><text:s/>-</text:span><text:span text:style-name="T85">ok, so what do you feel does this tool helps your organization, is it the best suitable tool to analyze &amp; generate insights? Whether this tool helps other departments too?</text:span></text:p>
      <text:p text:style-name="Standard"><text:span text:style-name="T86">HU:</text:span><text:span text:style-name="T87"><text:s/>It definitely does. Our business is becoming more and more data driven, and all the departments are highly reliant on us to provide on-time quality insights. Else, thei</text:span><text:span text:style-name="T88">r decisions are delayed or are sub-optimal. Just last week, the Head of Marketing was on my case on the phone, talking about how their marketing campaign was delayed by more than two weeks during the peak season because my team could not share insights on<text:s/></text:span><text:span text:style-name="T89">which stores are to be targeted for the campaign.</text:span></text:p>
      <text:p text:style-name="P90"/>
      <text:p text:style-name="Standard"><text:span text:style-name="T91">CD:</text:span><text:span text:style-name="T92"><text:s/>It sounds like Data Churn is causing employee attrition, high training costs, high overtime costs, high contractor costs, low-quality output, duplication of effort and delays, thus affecting critical b</text:span><text:span text:style-name="T93">usiness decisions. Is that a fair summary?</text:span></text:p>
      <text:p text:style-name="Standard"><text:span text:style-name="T94">HU:</text:span><text:span text:style-name="T95"><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meta:initial-creator>
    <dc:creator> </dc:creator>
    <meta:creation-date>2021-11-11T10:40:00Z</meta:creation-date>
    <dc:date>2021-11-12T23:42:00Z</dc:date>
    <meta:template xlink:href="Normal" xlink:type="simple"/>
    <meta:editing-cycles>2</meta:editing-cycles>
    <meta:editing-duration>PT92760S</meta:editing-duration>
    <meta:document-statistic meta:page-count="2" meta:paragraph-count="8" meta:word-count="670" meta:character-count="4485" meta:row-count="31" meta:non-whitespace-character-count="3823"/>
  </office:meta>
</office:document-meta>
</file>